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mission.getApplic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.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.Permission( String creatorsName , Date createTimestamp , String modifiersName , Date modifyTimestamp , PermissionDao dao , String applicationName ,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miss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.Permission( String creatorsName , Date createTimestamp , PermissionDao dao , String applicationName ,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